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c9211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5" table:default-cell-style-name="ce2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Row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Shift Right</text:p>
          </table:table-cell>
          <table:table-cell table:style-name="ce1" office:value-type="string" calcext:value-type="string">
            <text:p>XOR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Char#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Remapped</text:p>
          </table:table-cell>
          <table:table-cell table:style-name="ce1" office:value-type="string" calcext:value-type="string">
            <text:p>Hex</text:p>
          </table:table-cell>
          <table:table-cell table:style-name="ce11"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formula="of:=DEC2HEX(RIGHT([.B2];10))" office:value-type="string" office:string-value="8000" calcext:value-type="string">
            <text:p>8000</text:p>
          </table:table-cell>
          <table:table-cell table:formula="of:=[.B2]-[.$B$2]" office:value-type="float" office:value="0" calcext:value-type="float">
            <text:p>0</text:p>
          </table:table-cell>
          <table:table-cell table:formula="of:=INT([.D2]/2)" office:value-type="float" office:value="0" calcext:value-type="float">
            <text:p>0</text:p>
          </table:table-cell>
          <table:table-cell table:formula="of:=BITXOR([.E2];[.$B$28])" office:value-type="float" office:value="34752" calcext:value-type="float">
            <text:p>34752</text:p>
          </table:table-cell>
          <table:table-cell table:formula="of:=DEC2HEX(RIGHT([.F2];10))" office:value-type="string" office:string-value="87C0" calcext:value-type="string">
            <text:p>87C0</text:p>
          </table:table-cell>
          <table:table-cell table:formula="of:=([.F2]-32768)/8+128" office:value-type="float" office:value="376" calcext:value-type="float">
            <text:p>376</text:p>
          </table:table-cell>
          <table:table-cell table:formula="of:=DEC2HEX(RIGHT([.H2];10))" office:value-type="string" office:string-value="178" calcext:value-type="string">
            <text:p>178</text:p>
          </table:table-cell>
          <table:table-cell table:formula="of:=BITAND([.F2];1023)+32768" office:value-type="float" office:value="33728" calcext:value-type="float">
            <text:p>33728</text:p>
          </table:table-cell>
          <table:table-cell table:formula="of:=DEC2HEX(RIGHT([.J2];10))" office:value-type="string" office:string-value="83C0" calcext:value-type="string">
            <text:p>83C0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32" office:value-type="float" office:value="32800" calcext:value-type="float">
            <text:p>32800</text:p>
          </table:table-cell>
          <table:table-cell table:formula="of:=DEC2HEX(RIGHT([.B3];10))" office:value-type="string" office:string-value="8020" calcext:value-type="string">
            <text:p>8020</text:p>
          </table:table-cell>
          <table:table-cell table:formula="of:=[.B3]-[.$B$2]" office:value-type="float" office:value="32" calcext:value-type="float">
            <text:p>32</text:p>
          </table:table-cell>
          <table:table-cell table:formula="of:=INT([.D3]/2)" office:value-type="float" office:value="16" calcext:value-type="float">
            <text:p>16</text:p>
          </table:table-cell>
          <table:table-cell table:formula="of:=BITXOR([.E3];[.$B$28])" office:value-type="float" office:value="34768" calcext:value-type="float">
            <text:p>34768</text:p>
          </table:table-cell>
          <table:table-cell table:formula="of:=DEC2HEX(RIGHT([.F3];10))" office:value-type="string" office:string-value="87D0" calcext:value-type="string">
            <text:p>87D0</text:p>
          </table:table-cell>
          <table:table-cell table:formula="of:=([.F3]-32768)/8+128" office:value-type="float" office:value="378" calcext:value-type="float">
            <text:p>378</text:p>
          </table:table-cell>
          <table:table-cell table:formula="of:=DEC2HEX(RIGHT([.H3];10))" office:value-type="string" office:string-value="17A" calcext:value-type="string">
            <text:p>17A</text:p>
          </table:table-cell>
          <table:table-cell table:formula="of:=BITAND([.F3];1023)+32768" office:value-type="float" office:value="33744" calcext:value-type="float">
            <text:p>33744</text:p>
          </table:table-cell>
          <table:table-cell table:formula="of:=DEC2HEX(RIGHT([.J3];10))" office:value-type="string" office:string-value="83D0" calcext:value-type="string">
            <text:p>83D0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32" office:value-type="float" office:value="32832" calcext:value-type="float">
            <text:p>32832</text:p>
          </table:table-cell>
          <table:table-cell table:formula="of:=DEC2HEX(RIGHT([.B4];10))" office:value-type="string" office:string-value="8040" calcext:value-type="string">
            <text:p>8040</text:p>
          </table:table-cell>
          <table:table-cell table:formula="of:=[.B4]-[.$B$2]" office:value-type="float" office:value="64" calcext:value-type="float">
            <text:p>64</text:p>
          </table:table-cell>
          <table:table-cell table:formula="of:=INT([.D4]/2)" office:value-type="float" office:value="32" calcext:value-type="float">
            <text:p>32</text:p>
          </table:table-cell>
          <table:table-cell table:formula="of:=BITXOR([.E4];[.$B$28])" office:value-type="float" office:value="34784" calcext:value-type="float">
            <text:p>34784</text:p>
          </table:table-cell>
          <table:table-cell table:formula="of:=DEC2HEX(RIGHT([.F4];10))" office:value-type="string" office:string-value="87E0" calcext:value-type="string">
            <text:p>87E0</text:p>
          </table:table-cell>
          <table:table-cell table:formula="of:=([.F4]-32768)/8+128" office:value-type="float" office:value="380" calcext:value-type="float">
            <text:p>380</text:p>
          </table:table-cell>
          <table:table-cell table:formula="of:=DEC2HEX(RIGHT([.H4];10))" office:value-type="string" office:string-value="17C" calcext:value-type="string">
            <text:p>17C</text:p>
          </table:table-cell>
          <table:table-cell table:formula="of:=BITAND([.F4];1023)+32768" office:value-type="float" office:value="33760" calcext:value-type="float">
            <text:p>33760</text:p>
          </table:table-cell>
          <table:table-cell table:formula="of:=DEC2HEX(RIGHT([.J4];10))" office:value-type="string" office:string-value="83E0" calcext:value-type="string">
            <text:p>83E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32" office:value-type="float" office:value="32864" calcext:value-type="float">
            <text:p>32864</text:p>
          </table:table-cell>
          <table:table-cell table:formula="of:=DEC2HEX(RIGHT([.B5];10))" office:value-type="string" office:string-value="8060" calcext:value-type="string">
            <text:p>8060</text:p>
          </table:table-cell>
          <table:table-cell table:formula="of:=[.B5]-[.$B$2]" office:value-type="float" office:value="96" calcext:value-type="float">
            <text:p>96</text:p>
          </table:table-cell>
          <table:table-cell table:formula="of:=INT([.D5]/2)" office:value-type="float" office:value="48" calcext:value-type="float">
            <text:p>48</text:p>
          </table:table-cell>
          <table:table-cell table:formula="of:=BITXOR([.E5];[.$B$28])" office:value-type="float" office:value="34800" calcext:value-type="float">
            <text:p>34800</text:p>
          </table:table-cell>
          <table:table-cell table:formula="of:=DEC2HEX(RIGHT([.F5];10))" office:value-type="string" office:string-value="87F0" calcext:value-type="string">
            <text:p>87F0</text:p>
          </table:table-cell>
          <table:table-cell table:formula="of:=([.F5]-32768)/8+128" office:value-type="float" office:value="382" calcext:value-type="float">
            <text:p>382</text:p>
          </table:table-cell>
          <table:table-cell table:formula="of:=DEC2HEX(RIGHT([.H5];10))" office:value-type="string" office:string-value="17E" calcext:value-type="string">
            <text:p>17E</text:p>
          </table:table-cell>
          <table:table-cell table:formula="of:=BITAND([.F5];1023)+32768" office:value-type="float" office:value="33776" calcext:value-type="float">
            <text:p>33776</text:p>
          </table:table-cell>
          <table:table-cell table:formula="of:=DEC2HEX(RIGHT([.J5];10))" office:value-type="string" office:string-value="83F0" calcext:value-type="string">
            <text:p>83F0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32" office:value-type="float" office:value="32896" calcext:value-type="float">
            <text:p>32896</text:p>
          </table:table-cell>
          <table:table-cell table:formula="of:=DEC2HEX(RIGHT([.B6];10))" office:value-type="string" office:string-value="8080" calcext:value-type="string">
            <text:p>8080</text:p>
          </table:table-cell>
          <table:table-cell table:formula="of:=[.B6]-[.$B$2]" office:value-type="float" office:value="128" calcext:value-type="float">
            <text:p>128</text:p>
          </table:table-cell>
          <table:table-cell table:formula="of:=INT([.D6]/2)" office:value-type="float" office:value="64" calcext:value-type="float">
            <text:p>64</text:p>
          </table:table-cell>
          <table:table-cell table:formula="of:=BITXOR([.E6];[.$B$28])" office:value-type="float" office:value="34688" calcext:value-type="float">
            <text:p>34688</text:p>
          </table:table-cell>
          <table:table-cell table:formula="of:=DEC2HEX(RIGHT([.F6];10))" office:value-type="string" office:string-value="8780" calcext:value-type="string">
            <text:p>8780</text:p>
          </table:table-cell>
          <table:table-cell table:formula="of:=([.F6]-32768)/8+128" office:value-type="float" office:value="368" calcext:value-type="float">
            <text:p>368</text:p>
          </table:table-cell>
          <table:table-cell table:formula="of:=DEC2HEX(RIGHT([.H6];10))" office:value-type="string" office:string-value="170" calcext:value-type="string">
            <text:p>170</text:p>
          </table:table-cell>
          <table:table-cell table:formula="of:=BITAND([.F6];1023)+32768" office:value-type="float" office:value="33664" calcext:value-type="float">
            <text:p>33664</text:p>
          </table:table-cell>
          <table:table-cell table:formula="of:=DEC2HEX(RIGHT([.J6];10))" office:value-type="string" office:string-value="8380" calcext:value-type="string">
            <text:p>8380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32" office:value-type="float" office:value="32928" calcext:value-type="float">
            <text:p>32928</text:p>
          </table:table-cell>
          <table:table-cell table:formula="of:=DEC2HEX(RIGHT([.B7];10))" office:value-type="string" office:string-value="80A0" calcext:value-type="string">
            <text:p>80A0</text:p>
          </table:table-cell>
          <table:table-cell table:formula="of:=[.B7]-[.$B$2]" office:value-type="float" office:value="160" calcext:value-type="float">
            <text:p>160</text:p>
          </table:table-cell>
          <table:table-cell table:formula="of:=INT([.D7]/2)" office:value-type="float" office:value="80" calcext:value-type="float">
            <text:p>80</text:p>
          </table:table-cell>
          <table:table-cell table:formula="of:=BITXOR([.E7];[.$B$28])" office:value-type="float" office:value="34704" calcext:value-type="float">
            <text:p>34704</text:p>
          </table:table-cell>
          <table:table-cell table:formula="of:=DEC2HEX(RIGHT([.F7];10))" office:value-type="string" office:string-value="8790" calcext:value-type="string">
            <text:p>8790</text:p>
          </table:table-cell>
          <table:table-cell table:formula="of:=([.F7]-32768)/8+128" office:value-type="float" office:value="370" calcext:value-type="float">
            <text:p>370</text:p>
          </table:table-cell>
          <table:table-cell table:formula="of:=DEC2HEX(RIGHT([.H7];10))" office:value-type="string" office:string-value="172" calcext:value-type="string">
            <text:p>172</text:p>
          </table:table-cell>
          <table:table-cell table:formula="of:=BITAND([.F7];1023)+32768" office:value-type="float" office:value="33680" calcext:value-type="float">
            <text:p>33680</text:p>
          </table:table-cell>
          <table:table-cell table:formula="of:=DEC2HEX(RIGHT([.J7];10))" office:value-type="string" office:string-value="8390" calcext:value-type="string">
            <text:p>8390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32" office:value-type="float" office:value="32960" calcext:value-type="float">
            <text:p>32960</text:p>
          </table:table-cell>
          <table:table-cell table:formula="of:=DEC2HEX(RIGHT([.B8];10))" office:value-type="string" office:string-value="80C0" calcext:value-type="string">
            <text:p>80C0</text:p>
          </table:table-cell>
          <table:table-cell table:formula="of:=[.B8]-[.$B$2]" office:value-type="float" office:value="192" calcext:value-type="float">
            <text:p>192</text:p>
          </table:table-cell>
          <table:table-cell table:formula="of:=INT([.D8]/2)" office:value-type="float" office:value="96" calcext:value-type="float">
            <text:p>96</text:p>
          </table:table-cell>
          <table:table-cell table:formula="of:=BITXOR([.E8];[.$B$28])" office:value-type="float" office:value="34720" calcext:value-type="float">
            <text:p>34720</text:p>
          </table:table-cell>
          <table:table-cell table:formula="of:=DEC2HEX(RIGHT([.F8];10))" office:value-type="string" office:string-value="87A0" calcext:value-type="string">
            <text:p>87A0</text:p>
          </table:table-cell>
          <table:table-cell table:formula="of:=([.F8]-32768)/8+128" office:value-type="float" office:value="372" calcext:value-type="float">
            <text:p>372</text:p>
          </table:table-cell>
          <table:table-cell table:formula="of:=DEC2HEX(RIGHT([.H8];10))" office:value-type="string" office:string-value="174" calcext:value-type="string">
            <text:p>174</text:p>
          </table:table-cell>
          <table:table-cell table:formula="of:=BITAND([.F8];1023)+32768" office:value-type="float" office:value="33696" calcext:value-type="float">
            <text:p>33696</text:p>
          </table:table-cell>
          <table:table-cell table:formula="of:=DEC2HEX(RIGHT([.J8];10))" office:value-type="string" office:string-value="83A0" calcext:value-type="string">
            <text:p>83A0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32" office:value-type="float" office:value="32992" calcext:value-type="float">
            <text:p>32992</text:p>
          </table:table-cell>
          <table:table-cell table:formula="of:=DEC2HEX(RIGHT([.B9];10))" office:value-type="string" office:string-value="80E0" calcext:value-type="string">
            <text:p>80E0</text:p>
          </table:table-cell>
          <table:table-cell table:formula="of:=[.B9]-[.$B$2]" office:value-type="float" office:value="224" calcext:value-type="float">
            <text:p>224</text:p>
          </table:table-cell>
          <table:table-cell table:formula="of:=INT([.D9]/2)" office:value-type="float" office:value="112" calcext:value-type="float">
            <text:p>112</text:p>
          </table:table-cell>
          <table:table-cell table:formula="of:=BITXOR([.E9];[.$B$28])" office:value-type="float" office:value="34736" calcext:value-type="float">
            <text:p>34736</text:p>
          </table:table-cell>
          <table:table-cell table:formula="of:=DEC2HEX(RIGHT([.F9];10))" office:value-type="string" office:string-value="87B0" calcext:value-type="string">
            <text:p>87B0</text:p>
          </table:table-cell>
          <table:table-cell table:formula="of:=([.F9]-32768)/8+128" office:value-type="float" office:value="374" calcext:value-type="float">
            <text:p>374</text:p>
          </table:table-cell>
          <table:table-cell table:formula="of:=DEC2HEX(RIGHT([.H9];10))" office:value-type="string" office:string-value="176" calcext:value-type="string">
            <text:p>176</text:p>
          </table:table-cell>
          <table:table-cell table:formula="of:=BITAND([.F9];1023)+32768" office:value-type="float" office:value="33712" calcext:value-type="float">
            <text:p>33712</text:p>
          </table:table-cell>
          <table:table-cell table:formula="of:=DEC2HEX(RIGHT([.J9];10))" office:value-type="string" office:string-value="83B0" calcext:value-type="string">
            <text:p>83B0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32" office:value-type="float" office:value="33024" calcext:value-type="float">
            <text:p>33024</text:p>
          </table:table-cell>
          <table:table-cell table:formula="of:=DEC2HEX(RIGHT([.B10];10))" office:value-type="string" office:string-value="8100" calcext:value-type="string">
            <text:p>8100</text:p>
          </table:table-cell>
          <table:table-cell table:formula="of:=[.B10]-[.$B$2]" office:value-type="float" office:value="256" calcext:value-type="float">
            <text:p>256</text:p>
          </table:table-cell>
          <table:table-cell table:formula="of:=INT([.D10]/2)" office:value-type="float" office:value="128" calcext:value-type="float">
            <text:p>128</text:p>
          </table:table-cell>
          <table:table-cell table:formula="of:=BITXOR([.E10];[.$B$28])" office:value-type="float" office:value="34624" calcext:value-type="float">
            <text:p>34624</text:p>
          </table:table-cell>
          <table:table-cell table:formula="of:=DEC2HEX(RIGHT([.F10];10))" office:value-type="string" office:string-value="8740" calcext:value-type="string">
            <text:p>8740</text:p>
          </table:table-cell>
          <table:table-cell table:formula="of:=([.F10]-32768)/8+128" office:value-type="float" office:value="360" calcext:value-type="float">
            <text:p>360</text:p>
          </table:table-cell>
          <table:table-cell table:formula="of:=DEC2HEX(RIGHT([.H10];10))" office:value-type="string" office:string-value="168" calcext:value-type="string">
            <text:p>168</text:p>
          </table:table-cell>
          <table:table-cell table:formula="of:=BITAND([.F10];1023)+32768" office:value-type="float" office:value="33600" calcext:value-type="float">
            <text:p>33600</text:p>
          </table:table-cell>
          <table:table-cell table:formula="of:=DEC2HEX(RIGHT([.J10];10))" office:value-type="string" office:string-value="8340" calcext:value-type="string">
            <text:p>8340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32" office:value-type="float" office:value="33056" calcext:value-type="float">
            <text:p>33056</text:p>
          </table:table-cell>
          <table:table-cell table:formula="of:=DEC2HEX(RIGHT([.B11];10))" office:value-type="string" office:string-value="8120" calcext:value-type="string">
            <text:p>8120</text:p>
          </table:table-cell>
          <table:table-cell table:formula="of:=[.B11]-[.$B$2]" office:value-type="float" office:value="288" calcext:value-type="float">
            <text:p>288</text:p>
          </table:table-cell>
          <table:table-cell table:formula="of:=INT([.D11]/2)" office:value-type="float" office:value="144" calcext:value-type="float">
            <text:p>144</text:p>
          </table:table-cell>
          <table:table-cell table:formula="of:=BITXOR([.E11];[.$B$28])" office:value-type="float" office:value="34640" calcext:value-type="float">
            <text:p>34640</text:p>
          </table:table-cell>
          <table:table-cell table:formula="of:=DEC2HEX(RIGHT([.F11];10))" office:value-type="string" office:string-value="8750" calcext:value-type="string">
            <text:p>8750</text:p>
          </table:table-cell>
          <table:table-cell table:formula="of:=([.F11]-32768)/8+128" office:value-type="float" office:value="362" calcext:value-type="float">
            <text:p>362</text:p>
          </table:table-cell>
          <table:table-cell table:formula="of:=DEC2HEX(RIGHT([.H11];10))" office:value-type="string" office:string-value="16A" calcext:value-type="string">
            <text:p>16A</text:p>
          </table:table-cell>
          <table:table-cell table:formula="of:=BITAND([.F11];1023)+32768" office:value-type="float" office:value="33616" calcext:value-type="float">
            <text:p>33616</text:p>
          </table:table-cell>
          <table:table-cell table:formula="of:=DEC2HEX(RIGHT([.J11];10))" office:value-type="string" office:string-value="8350" calcext:value-type="string">
            <text:p>8350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32" office:value-type="float" office:value="33088" calcext:value-type="float">
            <text:p>33088</text:p>
          </table:table-cell>
          <table:table-cell table:formula="of:=DEC2HEX(RIGHT([.B12];10))" office:value-type="string" office:string-value="8140" calcext:value-type="string">
            <text:p>8140</text:p>
          </table:table-cell>
          <table:table-cell table:formula="of:=[.B12]-[.$B$2]" office:value-type="float" office:value="320" calcext:value-type="float">
            <text:p>320</text:p>
          </table:table-cell>
          <table:table-cell table:formula="of:=INT([.D12]/2)" office:value-type="float" office:value="160" calcext:value-type="float">
            <text:p>160</text:p>
          </table:table-cell>
          <table:table-cell table:formula="of:=BITXOR([.E12];[.$B$28])" office:value-type="float" office:value="34656" calcext:value-type="float">
            <text:p>34656</text:p>
          </table:table-cell>
          <table:table-cell table:formula="of:=DEC2HEX(RIGHT([.F12];10))" office:value-type="string" office:string-value="8760" calcext:value-type="string">
            <text:p>8760</text:p>
          </table:table-cell>
          <table:table-cell table:formula="of:=([.F12]-32768)/8+128" office:value-type="float" office:value="364" calcext:value-type="float">
            <text:p>364</text:p>
          </table:table-cell>
          <table:table-cell table:formula="of:=DEC2HEX(RIGHT([.H12];10))" office:value-type="string" office:string-value="16C" calcext:value-type="string">
            <text:p>16C</text:p>
          </table:table-cell>
          <table:table-cell table:formula="of:=BITAND([.F12];1023)+32768" office:value-type="float" office:value="33632" calcext:value-type="float">
            <text:p>33632</text:p>
          </table:table-cell>
          <table:table-cell table:formula="of:=DEC2HEX(RIGHT([.J12];10))" office:value-type="string" office:string-value="8360" calcext:value-type="string">
            <text:p>8360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32" office:value-type="float" office:value="33120" calcext:value-type="float">
            <text:p>33120</text:p>
          </table:table-cell>
          <table:table-cell table:formula="of:=DEC2HEX(RIGHT([.B13];10))" office:value-type="string" office:string-value="8160" calcext:value-type="string">
            <text:p>8160</text:p>
          </table:table-cell>
          <table:table-cell table:formula="of:=[.B13]-[.$B$2]" office:value-type="float" office:value="352" calcext:value-type="float">
            <text:p>352</text:p>
          </table:table-cell>
          <table:table-cell table:formula="of:=INT([.D13]/2)" office:value-type="float" office:value="176" calcext:value-type="float">
            <text:p>176</text:p>
          </table:table-cell>
          <table:table-cell table:formula="of:=BITXOR([.E13];[.$B$28])" office:value-type="float" office:value="34672" calcext:value-type="float">
            <text:p>34672</text:p>
          </table:table-cell>
          <table:table-cell table:formula="of:=DEC2HEX(RIGHT([.F13];10))" office:value-type="string" office:string-value="8770" calcext:value-type="string">
            <text:p>8770</text:p>
          </table:table-cell>
          <table:table-cell table:formula="of:=([.F13]-32768)/8+128" office:value-type="float" office:value="366" calcext:value-type="float">
            <text:p>366</text:p>
          </table:table-cell>
          <table:table-cell table:formula="of:=DEC2HEX(RIGHT([.H13];10))" office:value-type="string" office:string-value="16E" calcext:value-type="string">
            <text:p>16E</text:p>
          </table:table-cell>
          <table:table-cell table:formula="of:=BITAND([.F13];1023)+32768" office:value-type="float" office:value="33648" calcext:value-type="float">
            <text:p>33648</text:p>
          </table:table-cell>
          <table:table-cell table:formula="of:=DEC2HEX(RIGHT([.J13];10))" office:value-type="string" office:string-value="8370" calcext:value-type="string">
            <text:p>8370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32" office:value-type="float" office:value="33152" calcext:value-type="float">
            <text:p>33152</text:p>
          </table:table-cell>
          <table:table-cell table:formula="of:=DEC2HEX(RIGHT([.B14];10))" office:value-type="string" office:string-value="8180" calcext:value-type="string">
            <text:p>8180</text:p>
          </table:table-cell>
          <table:table-cell table:formula="of:=[.B14]-[.$B$2]" office:value-type="float" office:value="384" calcext:value-type="float">
            <text:p>384</text:p>
          </table:table-cell>
          <table:table-cell table:formula="of:=INT([.D14]/2)" office:value-type="float" office:value="192" calcext:value-type="float">
            <text:p>192</text:p>
          </table:table-cell>
          <table:table-cell table:formula="of:=BITXOR([.E14];[.$B$28])" office:value-type="float" office:value="34560" calcext:value-type="float">
            <text:p>34560</text:p>
          </table:table-cell>
          <table:table-cell table:formula="of:=DEC2HEX(RIGHT([.F14];10))" office:value-type="string" office:string-value="8700" calcext:value-type="string">
            <text:p>8700</text:p>
          </table:table-cell>
          <table:table-cell table:formula="of:=([.F14]-32768)/8+128" office:value-type="float" office:value="352" calcext:value-type="float">
            <text:p>352</text:p>
          </table:table-cell>
          <table:table-cell table:formula="of:=DEC2HEX(RIGHT([.H14];10))" office:value-type="string" office:string-value="160" calcext:value-type="string">
            <text:p>160</text:p>
          </table:table-cell>
          <table:table-cell table:formula="of:=BITAND([.F14];1023)+32768" office:value-type="float" office:value="33536" calcext:value-type="float">
            <text:p>33536</text:p>
          </table:table-cell>
          <table:table-cell table:formula="of:=DEC2HEX(RIGHT([.J14];10))" office:value-type="string" office:string-value="8300" calcext:value-type="string">
            <text:p>8300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32" office:value-type="float" office:value="33184" calcext:value-type="float">
            <text:p>33184</text:p>
          </table:table-cell>
          <table:table-cell table:formula="of:=DEC2HEX(RIGHT([.B15];10))" office:value-type="string" office:string-value="81A0" calcext:value-type="string">
            <text:p>81A0</text:p>
          </table:table-cell>
          <table:table-cell table:formula="of:=[.B15]-[.$B$2]" office:value-type="float" office:value="416" calcext:value-type="float">
            <text:p>416</text:p>
          </table:table-cell>
          <table:table-cell table:formula="of:=INT([.D15]/2)" office:value-type="float" office:value="208" calcext:value-type="float">
            <text:p>208</text:p>
          </table:table-cell>
          <table:table-cell table:formula="of:=BITXOR([.E15];[.$B$28])" office:value-type="float" office:value="34576" calcext:value-type="float">
            <text:p>34576</text:p>
          </table:table-cell>
          <table:table-cell table:formula="of:=DEC2HEX(RIGHT([.F15];10))" office:value-type="string" office:string-value="8710" calcext:value-type="string">
            <text:p>8710</text:p>
          </table:table-cell>
          <table:table-cell table:formula="of:=([.F15]-32768)/8+128" office:value-type="float" office:value="354" calcext:value-type="float">
            <text:p>354</text:p>
          </table:table-cell>
          <table:table-cell table:formula="of:=DEC2HEX(RIGHT([.H15];10))" office:value-type="string" office:string-value="162" calcext:value-type="string">
            <text:p>162</text:p>
          </table:table-cell>
          <table:table-cell table:formula="of:=BITAND([.F15];1023)+32768" office:value-type="float" office:value="33552" calcext:value-type="float">
            <text:p>33552</text:p>
          </table:table-cell>
          <table:table-cell table:formula="of:=DEC2HEX(RIGHT([.J15];10))" office:value-type="string" office:string-value="8310" calcext:value-type="string">
            <text:p>8310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32" office:value-type="float" office:value="33216" calcext:value-type="float">
            <text:p>33216</text:p>
          </table:table-cell>
          <table:table-cell table:formula="of:=DEC2HEX(RIGHT([.B16];10))" office:value-type="string" office:string-value="81C0" calcext:value-type="string">
            <text:p>81C0</text:p>
          </table:table-cell>
          <table:table-cell table:formula="of:=[.B16]-[.$B$2]" office:value-type="float" office:value="448" calcext:value-type="float">
            <text:p>448</text:p>
          </table:table-cell>
          <table:table-cell table:formula="of:=INT([.D16]/2)" office:value-type="float" office:value="224" calcext:value-type="float">
            <text:p>224</text:p>
          </table:table-cell>
          <table:table-cell table:formula="of:=BITXOR([.E16];[.$B$28])" office:value-type="float" office:value="34592" calcext:value-type="float">
            <text:p>34592</text:p>
          </table:table-cell>
          <table:table-cell table:formula="of:=DEC2HEX(RIGHT([.F16];10))" office:value-type="string" office:string-value="8720" calcext:value-type="string">
            <text:p>8720</text:p>
          </table:table-cell>
          <table:table-cell table:formula="of:=([.F16]-32768)/8+128" office:value-type="float" office:value="356" calcext:value-type="float">
            <text:p>356</text:p>
          </table:table-cell>
          <table:table-cell table:formula="of:=DEC2HEX(RIGHT([.H16];10))" office:value-type="string" office:string-value="164" calcext:value-type="string">
            <text:p>164</text:p>
          </table:table-cell>
          <table:table-cell table:formula="of:=BITAND([.F16];1023)+32768" office:value-type="float" office:value="33568" calcext:value-type="float">
            <text:p>33568</text:p>
          </table:table-cell>
          <table:table-cell table:formula="of:=DEC2HEX(RIGHT([.J16];10))" office:value-type="string" office:string-value="8320" calcext:value-type="string">
            <text:p>8320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32" office:value-type="float" office:value="33248" calcext:value-type="float">
            <text:p>33248</text:p>
          </table:table-cell>
          <table:table-cell table:formula="of:=DEC2HEX(RIGHT([.B17];10))" office:value-type="string" office:string-value="81E0" calcext:value-type="string">
            <text:p>81E0</text:p>
          </table:table-cell>
          <table:table-cell table:formula="of:=[.B17]-[.$B$2]" office:value-type="float" office:value="480" calcext:value-type="float">
            <text:p>480</text:p>
          </table:table-cell>
          <table:table-cell table:formula="of:=INT([.D17]/2)" office:value-type="float" office:value="240" calcext:value-type="float">
            <text:p>240</text:p>
          </table:table-cell>
          <table:table-cell table:formula="of:=BITXOR([.E17];[.$B$28])" office:value-type="float" office:value="34608" calcext:value-type="float">
            <text:p>34608</text:p>
          </table:table-cell>
          <table:table-cell table:formula="of:=DEC2HEX(RIGHT([.F17];10))" office:value-type="string" office:string-value="8730" calcext:value-type="string">
            <text:p>8730</text:p>
          </table:table-cell>
          <table:table-cell table:formula="of:=([.F17]-32768)/8+128" office:value-type="float" office:value="358" calcext:value-type="float">
            <text:p>358</text:p>
          </table:table-cell>
          <table:table-cell table:formula="of:=DEC2HEX(RIGHT([.H17];10))" office:value-type="string" office:string-value="166" calcext:value-type="string">
            <text:p>166</text:p>
          </table:table-cell>
          <table:table-cell table:formula="of:=BITAND([.F17];1023)+32768" office:value-type="float" office:value="33584" calcext:value-type="float">
            <text:p>33584</text:p>
          </table:table-cell>
          <table:table-cell table:formula="of:=DEC2HEX(RIGHT([.J17];10))" office:value-type="string" office:string-value="8330" calcext:value-type="string">
            <text:p>8330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32" office:value-type="float" office:value="33280" calcext:value-type="float">
            <text:p>33280</text:p>
          </table:table-cell>
          <table:table-cell table:formula="of:=DEC2HEX(RIGHT([.B18];10))" office:value-type="string" office:string-value="8200" calcext:value-type="string">
            <text:p>8200</text:p>
          </table:table-cell>
          <table:table-cell table:formula="of:=[.B18]-[.$B$2]" office:value-type="float" office:value="512" calcext:value-type="float">
            <text:p>512</text:p>
          </table:table-cell>
          <table:table-cell table:formula="of:=INT([.D18]/2)" office:value-type="float" office:value="256" calcext:value-type="float">
            <text:p>256</text:p>
          </table:table-cell>
          <table:table-cell table:formula="of:=BITXOR([.E18];[.$B$28])" office:value-type="float" office:value="34496" calcext:value-type="float">
            <text:p>34496</text:p>
          </table:table-cell>
          <table:table-cell table:formula="of:=DEC2HEX(RIGHT([.F18];10))" office:value-type="string" office:string-value="86C0" calcext:value-type="string">
            <text:p>86C0</text:p>
          </table:table-cell>
          <table:table-cell table:formula="of:=([.F18]-32768)/8+128" office:value-type="float" office:value="344" calcext:value-type="float">
            <text:p>344</text:p>
          </table:table-cell>
          <table:table-cell table:formula="of:=DEC2HEX(RIGHT([.H18];10))" office:value-type="string" office:string-value="158" calcext:value-type="string">
            <text:p>158</text:p>
          </table:table-cell>
          <table:table-cell table:formula="of:=BITAND([.F18];1023)+32768" office:value-type="float" office:value="33472" calcext:value-type="float">
            <text:p>33472</text:p>
          </table:table-cell>
          <table:table-cell table:formula="of:=DEC2HEX(RIGHT([.J18];10))" office:value-type="string" office:string-value="82C0" calcext:value-type="string">
            <text:p>82C0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32" office:value-type="float" office:value="33312" calcext:value-type="float">
            <text:p>33312</text:p>
          </table:table-cell>
          <table:table-cell table:formula="of:=DEC2HEX(RIGHT([.B19];10))" office:value-type="string" office:string-value="8220" calcext:value-type="string">
            <text:p>8220</text:p>
          </table:table-cell>
          <table:table-cell table:formula="of:=[.B19]-[.$B$2]" office:value-type="float" office:value="544" calcext:value-type="float">
            <text:p>544</text:p>
          </table:table-cell>
          <table:table-cell table:formula="of:=INT([.D19]/2)" office:value-type="float" office:value="272" calcext:value-type="float">
            <text:p>272</text:p>
          </table:table-cell>
          <table:table-cell table:formula="of:=BITXOR([.E19];[.$B$28])" office:value-type="float" office:value="34512" calcext:value-type="float">
            <text:p>34512</text:p>
          </table:table-cell>
          <table:table-cell table:formula="of:=DEC2HEX(RIGHT([.F19];10))" office:value-type="string" office:string-value="86D0" calcext:value-type="string">
            <text:p>86D0</text:p>
          </table:table-cell>
          <table:table-cell table:formula="of:=([.F19]-32768)/8+128" office:value-type="float" office:value="346" calcext:value-type="float">
            <text:p>346</text:p>
          </table:table-cell>
          <table:table-cell table:formula="of:=DEC2HEX(RIGHT([.H19];10))" office:value-type="string" office:string-value="15A" calcext:value-type="string">
            <text:p>15A</text:p>
          </table:table-cell>
          <table:table-cell table:formula="of:=BITAND([.F19];1023)+32768" office:value-type="float" office:value="33488" calcext:value-type="float">
            <text:p>33488</text:p>
          </table:table-cell>
          <table:table-cell table:formula="of:=DEC2HEX(RIGHT([.J19];10))" office:value-type="string" office:string-value="82D0" calcext:value-type="string">
            <text:p>82D0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32" office:value-type="float" office:value="33344" calcext:value-type="float">
            <text:p>33344</text:p>
          </table:table-cell>
          <table:table-cell table:formula="of:=DEC2HEX(RIGHT([.B20];10))" office:value-type="string" office:string-value="8240" calcext:value-type="string">
            <text:p>8240</text:p>
          </table:table-cell>
          <table:table-cell table:formula="of:=[.B20]-[.$B$2]" office:value-type="float" office:value="576" calcext:value-type="float">
            <text:p>576</text:p>
          </table:table-cell>
          <table:table-cell table:formula="of:=INT([.D20]/2)" office:value-type="float" office:value="288" calcext:value-type="float">
            <text:p>288</text:p>
          </table:table-cell>
          <table:table-cell table:formula="of:=BITXOR([.E20];[.$B$28])" office:value-type="float" office:value="34528" calcext:value-type="float">
            <text:p>34528</text:p>
          </table:table-cell>
          <table:table-cell table:formula="of:=DEC2HEX(RIGHT([.F20];10))" office:value-type="string" office:string-value="86E0" calcext:value-type="string">
            <text:p>86E0</text:p>
          </table:table-cell>
          <table:table-cell table:formula="of:=([.F20]-32768)/8+128" office:value-type="float" office:value="348" calcext:value-type="float">
            <text:p>348</text:p>
          </table:table-cell>
          <table:table-cell table:formula="of:=DEC2HEX(RIGHT([.H20];10))" office:value-type="string" office:string-value="15C" calcext:value-type="string">
            <text:p>15C</text:p>
          </table:table-cell>
          <table:table-cell table:formula="of:=BITAND([.F20];1023)+32768" office:value-type="float" office:value="33504" calcext:value-type="float">
            <text:p>33504</text:p>
          </table:table-cell>
          <table:table-cell table:formula="of:=DEC2HEX(RIGHT([.J20];10))" office:value-type="string" office:string-value="82E0" calcext:value-type="string">
            <text:p>82E0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32" office:value-type="float" office:value="33376" calcext:value-type="float">
            <text:p>33376</text:p>
          </table:table-cell>
          <table:table-cell table:formula="of:=DEC2HEX(RIGHT([.B21];10))" office:value-type="string" office:string-value="8260" calcext:value-type="string">
            <text:p>8260</text:p>
          </table:table-cell>
          <table:table-cell table:formula="of:=[.B21]-[.$B$2]" office:value-type="float" office:value="608" calcext:value-type="float">
            <text:p>608</text:p>
          </table:table-cell>
          <table:table-cell table:formula="of:=INT([.D21]/2)" office:value-type="float" office:value="304" calcext:value-type="float">
            <text:p>304</text:p>
          </table:table-cell>
          <table:table-cell table:formula="of:=BITXOR([.E21];[.$B$28])" office:value-type="float" office:value="34544" calcext:value-type="float">
            <text:p>34544</text:p>
          </table:table-cell>
          <table:table-cell table:formula="of:=DEC2HEX(RIGHT([.F21];10))" office:value-type="string" office:string-value="86F0" calcext:value-type="string">
            <text:p>86F0</text:p>
          </table:table-cell>
          <table:table-cell table:formula="of:=([.F21]-32768)/8+128" office:value-type="float" office:value="350" calcext:value-type="float">
            <text:p>350</text:p>
          </table:table-cell>
          <table:table-cell table:formula="of:=DEC2HEX(RIGHT([.H21];10))" office:value-type="string" office:string-value="15E" calcext:value-type="string">
            <text:p>15E</text:p>
          </table:table-cell>
          <table:table-cell table:formula="of:=BITAND([.F21];1023)+32768" office:value-type="float" office:value="33520" calcext:value-type="float">
            <text:p>33520</text:p>
          </table:table-cell>
          <table:table-cell table:formula="of:=DEC2HEX(RIGHT([.J21];10))" office:value-type="string" office:string-value="82F0" calcext:value-type="string">
            <text:p>82F0</text:p>
          </table:table-cell>
          <table:table-cell table:number-columns-repeated="1637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table:formula="of:=[.B21]+32" office:value-type="float" office:value="33408" calcext:value-type="float">
            <text:p>33408</text:p>
          </table:table-cell>
          <table:table-cell table:style-name="ce3" table:formula="of:=DEC2HEX(RIGHT([.B22];10))" office:value-type="string" office:string-value="8280" calcext:value-type="string">
            <text:p>8280</text:p>
          </table:table-cell>
          <table:table-cell table:style-name="ce3" table:formula="of:=[.B22]-[.$B$2]" office:value-type="float" office:value="640" calcext:value-type="float">
            <text:p>640</text:p>
          </table:table-cell>
          <table:table-cell table:style-name="ce3" table:formula="of:=INT([.D22]/2)" office:value-type="float" office:value="320" calcext:value-type="float">
            <text:p>320</text:p>
          </table:table-cell>
          <table:table-cell table:style-name="ce5" table:formula="of:=BITXOR([.E22];[.$B$28])" office:value-type="float" office:value="34432" calcext:value-type="float">
            <text:p>34432</text:p>
          </table:table-cell>
          <table:table-cell table:style-name="ce3" table:formula="of:=DEC2HEX(RIGHT([.F22];10))" office:value-type="string" office:string-value="8680" calcext:value-type="string">
            <text:p>8680</text:p>
          </table:table-cell>
          <table:table-cell table:style-name="ce3" table:formula="of:=([.F22]-32768)/8+128" office:value-type="float" office:value="336" calcext:value-type="float">
            <text:p>336</text:p>
          </table:table-cell>
          <table:table-cell table:style-name="ce3" table:formula="of:=DEC2HEX(RIGHT([.H22];10))" office:value-type="string" office:string-value="150" calcext:value-type="string">
            <text:p>150</text:p>
          </table:table-cell>
          <table:table-cell table:style-name="ce3" table:formula="of:=BITAND([.F22];1023)+32768" office:value-type="float" office:value="33408" calcext:value-type="float">
            <text:p>33408</text:p>
          </table:table-cell>
          <table:table-cell table:style-name="ce3" table:formula="of:=DEC2HEX(RIGHT([.J22];10))" office:value-type="string" office:string-value="8280" calcext:value-type="string">
            <text:p>8280</text:p>
          </table:table-cell>
          <table:table-cell table:style-name="ce12" table:number-columns-repeated="1637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table:formula="of:=[.B22]+32" office:value-type="float" office:value="33440" calcext:value-type="float">
            <text:p>33440</text:p>
          </table:table-cell>
          <table:table-cell table:style-name="ce3" table:formula="of:=DEC2HEX(RIGHT([.B23];10))" office:value-type="string" office:string-value="82A0" calcext:value-type="string">
            <text:p>82A0</text:p>
          </table:table-cell>
          <table:table-cell table:style-name="ce3" table:formula="of:=[.B23]-[.$B$2]" office:value-type="float" office:value="672" calcext:value-type="float">
            <text:p>672</text:p>
          </table:table-cell>
          <table:table-cell table:style-name="ce3" table:formula="of:=INT([.D23]/2)" office:value-type="float" office:value="336" calcext:value-type="float">
            <text:p>336</text:p>
          </table:table-cell>
          <table:table-cell table:style-name="ce5" table:formula="of:=BITXOR([.E23];[.$B$28])" office:value-type="float" office:value="34448" calcext:value-type="float">
            <text:p>34448</text:p>
          </table:table-cell>
          <table:table-cell table:style-name="ce3" table:formula="of:=DEC2HEX(RIGHT([.F23];10))" office:value-type="string" office:string-value="8690" calcext:value-type="string">
            <text:p>8690</text:p>
          </table:table-cell>
          <table:table-cell table:style-name="ce3" table:formula="of:=([.F23]-32768)/8+128" office:value-type="float" office:value="338" calcext:value-type="float">
            <text:p>338</text:p>
          </table:table-cell>
          <table:table-cell table:style-name="ce3" table:formula="of:=DEC2HEX(RIGHT([.H23];10))" office:value-type="string" office:string-value="152" calcext:value-type="string">
            <text:p>152</text:p>
          </table:table-cell>
          <table:table-cell table:style-name="ce3" table:formula="of:=BITAND([.F23];1023)+32768" office:value-type="float" office:value="33424" calcext:value-type="float">
            <text:p>33424</text:p>
          </table:table-cell>
          <table:table-cell table:style-name="ce3" table:formula="of:=DEC2HEX(RIGHT([.J23];10))" office:value-type="string" office:string-value="8290" calcext:value-type="string">
            <text:p>8290</text:p>
          </table:table-cell>
          <table:table-cell table:style-name="ce12" table:number-columns-repeated="1637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table:formula="of:=[.B23]+32" office:value-type="float" office:value="33472" calcext:value-type="float">
            <text:p>33472</text:p>
          </table:table-cell>
          <table:table-cell table:style-name="ce3" table:formula="of:=DEC2HEX(RIGHT([.B24];10))" office:value-type="string" office:string-value="82C0" calcext:value-type="string">
            <text:p>82C0</text:p>
          </table:table-cell>
          <table:table-cell table:style-name="ce3" table:formula="of:=[.B24]-[.$B$2]" office:value-type="float" office:value="704" calcext:value-type="float">
            <text:p>704</text:p>
          </table:table-cell>
          <table:table-cell table:style-name="ce3" table:formula="of:=INT([.D24]/2)" office:value-type="float" office:value="352" calcext:value-type="float">
            <text:p>352</text:p>
          </table:table-cell>
          <table:table-cell table:style-name="ce5" table:formula="of:=BITXOR([.E24];[.$B$28])" office:value-type="float" office:value="34464" calcext:value-type="float">
            <text:p>34464</text:p>
          </table:table-cell>
          <table:table-cell table:style-name="ce3" table:formula="of:=DEC2HEX(RIGHT([.F24];10))" office:value-type="string" office:string-value="86A0" calcext:value-type="string">
            <text:p>86A0</text:p>
          </table:table-cell>
          <table:table-cell table:style-name="ce3" table:formula="of:=([.F24]-32768)/8+128" office:value-type="float" office:value="340" calcext:value-type="float">
            <text:p>340</text:p>
          </table:table-cell>
          <table:table-cell table:style-name="ce3" table:formula="of:=DEC2HEX(RIGHT([.H24];10))" office:value-type="string" office:string-value="154" calcext:value-type="string">
            <text:p>154</text:p>
          </table:table-cell>
          <table:table-cell table:style-name="ce3" table:formula="of:=BITAND([.F24];1023)+32768" office:value-type="float" office:value="33440" calcext:value-type="float">
            <text:p>33440</text:p>
          </table:table-cell>
          <table:table-cell table:style-name="ce3" table:formula="of:=DEC2HEX(RIGHT([.J24];10))" office:value-type="string" office:string-value="82A0" calcext:value-type="string">
            <text:p>82A0</text:p>
          </table:table-cell>
          <table:table-cell table:style-name="ce12" table:number-columns-repeated="1637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table:formula="of:=[.B24]+32" office:value-type="float" office:value="33504" calcext:value-type="float">
            <text:p>33504</text:p>
          </table:table-cell>
          <table:table-cell table:style-name="ce3" table:formula="of:=DEC2HEX(RIGHT([.B25];10))" office:value-type="string" office:string-value="82E0" calcext:value-type="string">
            <text:p>82E0</text:p>
          </table:table-cell>
          <table:table-cell table:style-name="ce3" table:formula="of:=[.B25]-[.$B$2]" office:value-type="float" office:value="736" calcext:value-type="float">
            <text:p>736</text:p>
          </table:table-cell>
          <table:table-cell table:style-name="ce3" table:formula="of:=INT([.D25]/2)" office:value-type="float" office:value="368" calcext:value-type="float">
            <text:p>368</text:p>
          </table:table-cell>
          <table:table-cell table:style-name="ce5" table:formula="of:=BITXOR([.E25];[.$B$28])" office:value-type="float" office:value="34480" calcext:value-type="float">
            <text:p>34480</text:p>
          </table:table-cell>
          <table:table-cell table:style-name="ce3" table:formula="of:=DEC2HEX(RIGHT([.F25];10))" office:value-type="string" office:string-value="86B0" calcext:value-type="string">
            <text:p>86B0</text:p>
          </table:table-cell>
          <table:table-cell table:style-name="ce3" table:formula="of:=([.F25]-32768)/8+128" office:value-type="float" office:value="342" calcext:value-type="float">
            <text:p>342</text:p>
          </table:table-cell>
          <table:table-cell table:style-name="ce3" table:formula="of:=DEC2HEX(RIGHT([.H25];10))" office:value-type="string" office:string-value="156" calcext:value-type="string">
            <text:p>156</text:p>
          </table:table-cell>
          <table:table-cell table:style-name="ce3" table:formula="of:=BITAND([.F25];1023)+32768" office:value-type="float" office:value="33456" calcext:value-type="float">
            <text:p>33456</text:p>
          </table:table-cell>
          <table:table-cell table:style-name="ce3" table:formula="of:=DEC2HEX(RIGHT([.J25];10))" office:value-type="string" office:string-value="82B0" calcext:value-type="string">
            <text:p>82B0</text:p>
          </table:table-cell>
          <table:table-cell table:style-name="ce12" table:number-columns-repeated="16373"/>
        </table:table-row>
        <table:table-row table:style-name="ro1">
          <table:table-cell table:number-columns-repeated="5"/>
          <table:table-cell table:style-name="ce2"/>
          <table:table-cell table:number-columns-repeated="16378"/>
        </table:table-row>
        <table:table-row table:style-name="ro1">
          <table:table-cell office:value-type="string" calcext:value-type="string">
            <text:p>Parts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92" calcext:value-type="float">
            <text:p>192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XOR</text:p>
          </table:table-cell>
          <table:table-cell table:formula="of:=SUM([.A27:.H27])" office:value-type="float" office:value="34752" calcext:value-type="float">
            <text:p>34752</text:p>
          </table:table-cell>
          <table:table-cell table:number-columns-repeated="3"/>
          <table:table-cell table:style-name="ce2"/>
          <table:table-cell table:number-columns-repeated="16378"/>
        </table:table-row>
        <table:table-row table:style-name="ro1">
          <table:table-cell/>
          <table:table-cell table:formula="of:=DEC2HEX([.B28])" office:value-type="string" office:string-value="87C0" calcext:value-type="string">
            <text:p>87C0</text:p>
          </table:table-cell>
          <table:table-cell table:number-columns-repeated="3"/>
          <table:table-cell table:style-name="ce2"/>
          <table:table-cell table:number-columns-repeated="16378"/>
        </table:table-row>
        <table:table-row table:style-name="ro1">
          <table:table-cell table:style-name="Default"/>
          <table:table-cell/>
          <table:table-cell table:style-name="Default" table:number-columns-repeated="9"/>
          <table:table-cell table:number-columns-repeated="16373"/>
        </table:table-row>
        <table:table-row table:style-name="ro1">
          <table:table-cell table:style-name="Default"/>
          <table:table-cell/>
          <table:table-cell table:style-name="Default" table:number-columns-repeated="9"/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10:52:01.3973207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6:32:14.214070556</meta:creation-date>
    <dc:date>2023-10-12T13:11:56.542112240</dc:date>
    <meta:editing-duration>PT2H41M4S</meta:editing-duration>
    <meta:editing-cycles>23</meta:editing-cycles>
    <meta:generator>LibreOffice/7.6.2.1$Linux_X86_64 LibreOffice_project/60$Build-1</meta:generator>
    <meta:print-date>2023-10-12T11:04:27.852978772</meta:print-date>
    <meta:printed-by>PDF files</meta:printed-by>
    <meta:document-statistic meta:table-count="1" meta:cell-count="284" meta:object-count="0"/>
  </office:meta>
</office:document-meta>
</file>